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E201E89B674B2B5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512cm" svg:x="-0.045cm" svg:y="0.171cm">
          <draw:image xlink:href="Pictures/10000000000002F8000001E201E89B674B2B57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7T14:58:14.975000000</dc:date>
    <meta:editing-duration>PT2M21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